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weight="bold" style:font-weight-asian="bold" style:font-weight-complex="bold"/>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style:font-name="Times New         Roman" fo:font-size="9pt" fo:language="en" fo:country="GB"/>
    </style:style>
    <style:style style:name="T4" style:family="text">
      <style:text-properties fo:font-size="9pt" fo:language="en" fo:country="GB"/>
    </style:style>
    <style:style style:name="T5" style:family="text">
      <style:text-properties fo:font-size="9pt" fo:language="en" fo:country="GB" fo:font-style="italic"/>
    </style:style>
    <style:style style:name="T6" style:family="text">
      <style:text-properties fo:color="#010101" fo:font-size="9pt" fo:language="en" fo:country="GB"/>
    </style:style>
    <style:style style:name="T7" style:family="text">
      <style:text-properties fo:color="#010101" fo:language="en" fo:country="GB"/>
    </style:style>
    <style:style style:name="T8" style:family="text">
      <style:text-properties fo:color="#1e1e1e"/>
    </style:style>
    <style:style style:name="T9" style:family="text">
      <style:text-properties fo:color="#1e1e1e" fo:font-size="9pt"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inc</text:span><text:span text:style-name="T1">i</text:span><text:span text:style-name="T1">ple 11: Employer and Sponsor</text:span></text:p>
      <text:p text:style-name="P1"><text:span text:style-name="T2">66.</text:span><text:span text:style-name="T1"> A fund owes the employer and sponsor (where different from the employer) a duty of good faith.</text:span></text:p>
      <text:p text:style-name="P1"><text:span text:style-name="T2">67</text:span><text:span text:style-name="T1">. The relationship ,accordingly, between the board and an employer and sponsor should be one marked by the independence and cooperation of the board. The board is independent of the employer I employee relationship.</text:span></text:p>
      <text:p text:style-name="P1"><text:span text:style-name="T2">68.</text:span><text:span text:style-name="T1"> Where the fund is an umbrella fund, a preservation fund or a retirement annuity fund, the communication by the board with the sponsor of such a fund should be distinguished from the communication by the board with any subsidiary of the sponsor which provides services (such as administration, investment or custodian services) to the fund.</text:span></text:p>
      <text:p text:style-name="P1"><text:span text:style-name="T2">69.</text:span><text:span text:style-name="T1"> The board should establish a channel of communication with the employer and sponsor which should not be through employer appointed board members or sponsor employed board members (in respect of umbrella, preservation and retirement annuity funds), but which should be through the chairperson of the board.</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10:16:13</dc:date>
    <dc:creator>Steven Fourie</dc:creator>
    <meta:editing-duration>PT51M23S</meta:editing-duration>
    <meta:editing-cycles>2</meta:editing-cycles>
    <meta:generator>LibreOffice/3.5$Linux_X86_64 LibreOffice_project/350m1$Build-3</meta:generator>
    <meta:document-statistic meta:table-count="0" meta:image-count="0" meta:object-count="0" meta:page-count="1" meta:paragraph-count="5" meta:word-count="160" meta:character-count="1001" meta:non-whitespace-character-count="846"/>
  </office:meta>
</office:document-meta>
</file>